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2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" style:parent-style-name="Обычный" style:family="paragraph">
      <style:paragraph-properties fo:margin-bottom="0in" fo:line-height="100%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P12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5" style:parent-style-name="Обычный" style:family="paragraph">
      <style:paragraph-properties fo:margin-bottom="0.0694in" fo:line-height="100%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9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2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2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2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6" style:parent-style-name="Обычный" style:family="paragraph">
      <style:paragraph-properties fo:margin-top="0.0694in" fo:margin-bottom="0.0694in" fo:line-height="100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ru" style:country-asian="RU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31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3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3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3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3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37" style:parent-style-name="Обычный" style:family="paragraph">
      <style:paragraph-properties fo:margin-bottom="0.0694in" fo:line-height="100%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ru" style:country-asian="RU"/>
    </style:style>
    <style:style style:name="P42" style:parent-style-name="Обычный" style:family="paragraph">
      <style:paragraph-properties fo:margin-top="0.0694in" fo:margin-bottom="0.0694in" fo:line-height="10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ru" style:country-asian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4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4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5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53" style:parent-style-name="Обычный" style:family="paragraph">
      <style:paragraph-properties fo:break-before="page"/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54" style:parent-style-name="Обычный" style:family="paragraph">
      <style:paragraph-properties fo:margin-top="0.0694in" fo:margin-bottom="0.0694in" fo:line-height="100%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P57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58" style:parent-style-name="Обычный" style:family="paragraph">
      <style:paragraph-properties fo:margin-top="0.0694in" fo:margin-bottom="0.0694in" fo:line-height="100%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ru" style:country-asian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6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6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6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6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6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71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7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T73" style:parent-style-name="pl-s" style:family="text">
      <style:text-properties fo:background-color="#FFFF00"/>
    </style:style>
    <style:style style:name="T74" style:parent-style-name="КодHTML" style:family="text">
      <style:text-properties fo:font-weight="bold" style:font-weight-asian="bold" style:font-weight-complex="bold"/>
    </style:style>
    <style:style style:name="T75" style:parent-style-name="pl-s" style:family="text">
      <style:text-properties fo:background-color="#FFFF00"/>
    </style:style>
    <style:style style:name="T76" style:parent-style-name="pl-s" style:family="text">
      <style:text-properties fo:background-color="#FFFF00"/>
    </style:style>
    <style:style style:name="P7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79" style:parent-style-name="КодHTML" style:family="text">
      <style:text-properties fo:font-weight="bold" style:font-weight-asian="bold" style:font-weight-complex="bold"/>
    </style:style>
    <style:style style:name="T80" style:parent-style-name="pl-ent" style:family="text">
      <style:text-properties fo:background-color="#FFFF00"/>
    </style:style>
    <style:style style:name="T81" style:parent-style-name="Основнойшрифтабзаца" style:family="text">
      <style:text-properties fo:background-color="#FFFF00"/>
    </style:style>
    <style:style style:name="T82" style:parent-style-name="Основнойшрифтабзаца" style:family="text">
      <style:text-properties fo:background-color="#FFFF00"/>
    </style:style>
    <style:style style:name="T83" style:parent-style-name="pl-ent" style:family="text">
      <style:text-properties fo:background-color="#FFFF00"/>
    </style:style>
    <style:style style:name="T84" style:parent-style-name="Основнойшрифтабзаца" style:family="text">
      <style:text-properties fo:background-color="#FFFF00"/>
    </style:style>
    <style:style style:name="T85" style:parent-style-name="Основнойшрифтабзаца" style:family="text">
      <style:text-properties fo:background-color="#FFFF00"/>
    </style:style>
    <style:style style:name="T86" style:parent-style-name="pl-ent" style:family="text">
      <style:text-properties fo:background-color="#FFFF00"/>
    </style:style>
    <style:style style:name="T87" style:parent-style-name="Основнойшрифтабзаца" style:family="text">
      <style:text-properties fo:background-color="#FFFF00"/>
    </style:style>
    <style:style style:name="T88" style:parent-style-name="Основнойшрифтабзаца" style:family="text">
      <style:text-properties fo:background-color="#FFFF00"/>
    </style:style>
    <style:style style:name="T89" style:parent-style-name="pl-ent" style:family="text">
      <style:text-properties fo:background-color="#FFFF00"/>
    </style:style>
    <style:style style:name="T90" style:parent-style-name="Основнойшрифтабзаца" style:family="text">
      <style:text-properties fo:background-color="#FFFF00"/>
    </style:style>
    <style:style style:name="T91" style:parent-style-name="Основнойшрифтабзаца" style:family="text">
      <style:text-properties fo:background-color="#FFFF00"/>
    </style:style>
    <style:style style:name="T92" style:parent-style-name="pl-ent" style:family="text">
      <style:text-properties fo:background-color="#FFFF00"/>
    </style:style>
    <style:style style:name="T93" style:parent-style-name="Основнойшрифтабзаца" style:family="text">
      <style:text-properties fo:background-color="#FFFF00"/>
    </style:style>
    <style:style style:name="T94" style:parent-style-name="Основнойшрифтабзаца" style:family="text">
      <style:text-properties fo:background-color="#FFFF00"/>
    </style:style>
    <style:style style:name="T95" style:parent-style-name="pl-ent" style:family="text">
      <style:text-properties fo:background-color="#FFFF00"/>
    </style:style>
    <style:style style:name="T96" style:parent-style-name="Основнойшрифтабзаца" style:family="text">
      <style:text-properties fo:background-color="#FFFF00"/>
    </style:style>
    <style:style style:name="T97" style:parent-style-name="Основнойшрифтабзаца" style:family="text">
      <style:text-properties fo:background-color="#FFFF00"/>
    </style:style>
    <style:style style:name="T98" style:parent-style-name="pl-ent" style:family="text">
      <style:text-properties fo:background-color="#FFFF00"/>
    </style:style>
    <style:style style:name="T99" style:parent-style-name="Основнойшрифтабзаца" style:family="text">
      <style:text-properties fo:background-color="#FFFF00"/>
    </style:style>
    <style:style style:name="T100" style:parent-style-name="Основнойшрифтабзаца" style:family="text">
      <style:text-properties fo:background-color="#FFFF00"/>
    </style:style>
    <style:style style:name="T101" style:parent-style-name="pl-ent" style:family="text">
      <style:text-properties fo:background-color="#FFFF00"/>
    </style:style>
    <style:style style:name="T102" style:parent-style-name="Основнойшрифтабзаца" style:family="text">
      <style:text-properties fo:background-color="#FFFF00"/>
    </style:style>
    <style:style style:name="T103" style:parent-style-name="Основнойшрифтабзаца" style:family="text">
      <style:text-properties fo:background-color="#FFFF00"/>
    </style:style>
    <style:style style:name="T104" style:parent-style-name="pl-ent" style:family="text">
      <style:text-properties fo:background-color="#FFFF00"/>
    </style:style>
    <style:style style:name="T105" style:parent-style-name="Основнойшрифтабзаца" style:family="text">
      <style:text-properties fo:background-color="#FFFF00"/>
    </style:style>
    <style:style style:name="T106" style:parent-style-name="Основнойшрифтабзаца" style:family="text">
      <style:text-properties fo:background-color="#FFFF00"/>
    </style:style>
    <style:style style:name="T107" style:parent-style-name="pl-ent" style:family="text">
      <style:text-properties fo:background-color="#FFFF00"/>
    </style:style>
    <style:style style:name="T108" style:parent-style-name="Основнойшрифтабзаца" style:family="text">
      <style:text-properties fo:background-color="#FFFF00"/>
    </style:style>
    <style:style style:name="T109" style:parent-style-name="pl-s" style:family="text">
      <style:text-properties fo:background-color="#FFFF00"/>
    </style:style>
    <style:style style:name="T110" style:parent-style-name="Основнойшрифтабзаца" style:family="text">
      <style:text-properties fo:background-color="#FFFF00"/>
    </style:style>
    <style:style style:name="T111" style:parent-style-name="pl-ent" style:family="text">
      <style:text-properties fo:background-color="#FFFF00"/>
    </style:style>
    <style:style style:name="T112" style:parent-style-name="Основнойшрифтабзаца" style:family="text">
      <style:text-properties fo:background-color="#FFFF00"/>
    </style:style>
    <style:style style:name="T113" style:parent-style-name="pl-c1" style:family="text">
      <style:text-properties fo:background-color="#FFFF00"/>
    </style:style>
    <style:style style:name="T114" style:parent-style-name="Основнойшрифтабзаца" style:family="text">
      <style:text-properties fo:background-color="#FFFF00"/>
    </style:style>
    <style:style style:name="T115" style:parent-style-name="pl-ent" style:family="text">
      <style:text-properties fo:background-color="#FFFF00"/>
    </style:style>
    <style:style style:name="T116" style:parent-style-name="Основнойшрифтабзаца" style:family="text">
      <style:text-properties fo:background-color="#FFFF00"/>
    </style:style>
    <style:style style:name="T117" style:parent-style-name="Основнойшрифтабзаца" style:family="text">
      <style:text-properties fo:background-color="#FFFF00"/>
    </style:style>
    <style:style style:name="T118" style:parent-style-name="pl-ent" style:family="text">
      <style:text-properties fo:background-color="#FFFF00"/>
    </style:style>
    <style:style style:name="T119" style:parent-style-name="Основнойшрифтабзаца" style:family="text">
      <style:text-properties fo:background-color="#FFFF00"/>
    </style:style>
    <style:style style:name="T120" style:parent-style-name="Основнойшрифтабзаца" style:family="text">
      <style:text-properties fo:background-color="#FFFF00"/>
    </style:style>
    <style:style style:name="T121" style:parent-style-name="pl-ent" style:family="text">
      <style:text-properties fo:background-color="#FFFF00"/>
    </style:style>
    <style:style style:name="T122" style:parent-style-name="Основнойшрифтабзаца" style:family="text">
      <style:text-properties fo:background-color="#FFFF00"/>
    </style:style>
    <style:style style:name="T123" style:parent-style-name="Основнойшрифтабзаца" style:family="text">
      <style:text-properties fo:background-color="#FFFF00"/>
    </style:style>
    <style:style style:name="T124" style:parent-style-name="pl-ent" style:family="text">
      <style:text-properties fo:background-color="#FFFF00"/>
    </style:style>
    <style:style style:name="T125" style:parent-style-name="Основнойшрифтабзаца" style:family="text">
      <style:text-properties fo:background-color="#FFFF00"/>
    </style:style>
    <style:style style:name="T126" style:parent-style-name="pl-s" style:family="text">
      <style:text-properties fo:background-color="#FFFF00"/>
    </style:style>
    <style:style style:name="T127" style:parent-style-name="Основнойшрифтабзаца" style:family="text">
      <style:text-properties fo:background-color="#FFFF00"/>
    </style:style>
    <style:style style:name="T128" style:parent-style-name="pl-ent" style:family="text">
      <style:text-properties fo:background-color="#FFFF00"/>
    </style:style>
    <style:style style:name="T129" style:parent-style-name="Основнойшрифтабзаца" style:family="text">
      <style:text-properties fo:background-color="#FFFF00"/>
    </style:style>
    <style:style style:name="T130" style:parent-style-name="pl-c1" style:family="text">
      <style:text-properties fo:background-color="#FFFF00"/>
    </style:style>
    <style:style style:name="P131" style:parent-style-name="Обычный" style:family="paragraph">
      <style:paragraph-properties fo:break-before="page"/>
    </style:style>
    <style:style style:name="T132" style:parent-style-name="pl-s" style:family="text">
      <style:text-properties fo:background-color="#FFFF00"/>
    </style:style>
    <style:style style:name="T133" style:parent-style-name="pl-s" style:family="text">
      <style:text-properties fo:background-color="#FFFF00"/>
    </style:style>
    <style:style style:name="T134" style:parent-style-name="pl-s" style:family="text">
      <style:text-properties fo:background-color="#FFFF00" fo:language="en" fo:country="US"/>
    </style:style>
    <style:style style:name="P135" style:parent-style-name="Обычный" style:family="paragraph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pl-ent" style:family="text">
      <style:text-properties fo:background-color="#FFFF00"/>
    </style:style>
    <style:style style:name="T138" style:parent-style-name="Основнойшрифтабзаца" style:family="text">
      <style:text-properties fo:background-color="#FFFF00"/>
    </style:style>
    <style:style style:name="T139" style:parent-style-name="pl-s" style:family="text">
      <style:text-properties fo:background-color="#FFFF00"/>
    </style:style>
    <style:style style:name="T140" style:parent-style-name="pl-ent" style:family="text">
      <style:text-properties fo:background-color="#FFFF00"/>
    </style:style>
    <style:style style:name="T141" style:parent-style-name="Основнойшрифтабзаца" style:family="text">
      <style:text-properties fo:background-color="#FFFF00"/>
    </style:style>
    <style:style style:name="T142" style:parent-style-name="pl-s" style:family="text">
      <style:text-properties fo:background-color="#FFFF00"/>
    </style:style>
    <style:style style:name="T143" style:parent-style-name="pl-ent" style:family="text">
      <style:text-properties fo:background-color="#FFFF00"/>
    </style:style>
    <style:style style:name="T144" style:parent-style-name="Основнойшрифтабзаца" style:family="text">
      <style:text-properties fo:background-color="#FFFF00"/>
    </style:style>
    <style:style style:name="T145" style:parent-style-name="pl-s" style:family="text">
      <style:text-properties fo:background-color="#FFFF00"/>
    </style:style>
    <style:style style:name="T146" style:parent-style-name="pl-ent" style:family="text">
      <style:text-properties fo:background-color="#FFFF00"/>
    </style:style>
    <style:style style:name="T147" style:parent-style-name="Основнойшрифтабзаца" style:family="text">
      <style:text-properties fo:background-color="#FFFF00"/>
    </style:style>
    <style:style style:name="T148" style:parent-style-name="pl-s" style:family="text">
      <style:text-properties fo:background-color="#FFFF00"/>
    </style:style>
    <style:style style:name="T149" style:parent-style-name="pl-ent" style:family="text">
      <style:text-properties fo:background-color="#FFFF00"/>
    </style:style>
    <style:style style:name="T150" style:parent-style-name="Основнойшрифтабзаца" style:family="text">
      <style:text-properties fo:background-color="#FFFF00"/>
    </style:style>
    <style:style style:name="T151" style:parent-style-name="pl-s" style:family="text">
      <style:text-properties fo:background-color="#FFFF00"/>
    </style:style>
    <style:style style:name="T152" style:parent-style-name="pl-s" style:family="text">
      <style:text-properties fo:background-color="#FFFF00"/>
    </style:style>
  </office:automatic-styles>
  <office:body>
    <office:text text:use-soft-page-breaks="true">
      <text:p text:style-name="P1">Сконфигурируйте ansible на сервере BR-SRV</text:p>
      <text:list text:style-name="LFO1" text:continue-numbering="true">
        <text:list-item>
          <text:p text:style-name="P2">Сформируйте файл инвентаря, в инвентарь должны входить HQ-SRV, HQ-CLI, HQ-RTR и BR-RTR</text:p>
        </text:list-item>
        <text:list-item>
          <text:p text:style-name="P3">Рабочий каталог ansible должен располагаться в /etc/ansible</text:p>
        </text:list-item>
        <text:list-item>
          <text:p text:style-name="P4">Все указанные машины должны без предупреждений и ошибок отвечать pong на команду ping в ansible посланную с BR-SRV</text:p>
        </text:list-item>
      </text:list>
      <text:p text:style-name="P5"><text:line-break/>Решение<text:s/></text:p>
      <text:p text:style-name="P6"/>
      <text:p text:style-name="P7"><text:span text:style-name="T8">НА<text:s/></text:span><text:span text:style-name="T9">HQ-CLI<text:s/></text:span><text:span text:style-name="T10">СОЗДАЁМ ПОЛЬЗОВАТЕЛЯ<text:s/></text:span><text:span text:style-name="T11">SSHUSER</text:span></text:p>
      <text:p text:style-name="P12">Создаем самого пользователя:</text:p>
      <text:p text:style-name="P13"><text:span text:style-name="T14">useradd sshuser -u 1010</text:span></text:p>
      <text:p text:style-name="P15"><text:span text:style-name="T16">опция<text:s/></text:span><text:span text:style-name="T17">-u</text:span><text:span text:style-name="T18"><text:s/>позволяет указать идентификатор пользователя сразу при создании</text:span></text:p>
      <text:p text:style-name="P19">Задаем пароль:</text:p>
      <text:p text:style-name="P20"><text:span text:style-name="T21">passwd sshuser</text:span></text:p>
      <text:p text:style-name="P22"/>
      <text:p text:style-name="P23"/>
      <text:p text:style-name="P24">ТАК ЖЕ НАСТРАИВАЕМ УДАЛЁННОЕ ПОДКЛЮЧЕНИЕ</text:p>
      <text:p text:style-name="P25"/>
      <text:p text:style-name="P26"><text:span text:style-name="T27">Приводим указанные строки в файле<text:s/></text:span><text:span text:style-name="T28">/etc/openssh/sshd_config</text:span><text:span text:style-name="T29"><text:s/>к следующим значениям:</text:span></text:p>
      <text:p text:style-name="P30">Port 2024</text:p>
      <text:p text:style-name="P31">MaxAuthTries 2</text:p>
      <text:p text:style-name="P32">PubkeyAuthentication yes</text:p>
      <text:p text:style-name="P33">PasswordAuthentication yes</text:p>
      <text:p text:style-name="P34">Banner /etc/openssh/bannermotd</text:p>
      <text:p text:style-name="P35"><text:span text:style-name="T36">AllowUsers <text:s/>sshuser</text:span></text:p>
      <text:p text:style-name="P37"><text:span text:style-name="T38">В параметре<text:s/></text:span><text:span text:style-name="T39">AllowUsers</text:span><text:span text:style-name="T40"><text:s/>вместо пробела используется<text:s/></text:span><text:span text:style-name="T41">Tab</text:span></text:p>
      <text:p text:style-name="P42"><text:span text:style-name="T43">Создаем файл<text:s/></text:span><text:span text:style-name="T44">bannermotd</text:span><text:span text:style-name="T45">:</text:span></text:p>
      <text:p text:style-name="P46">----------------------</text:p>
      <text:p text:style-name="P47">Authorized access only</text:p>
      <text:p text:style-name="P48"><text:span text:style-name="T49">----------------------</text:span></text:p>
      <text:p text:style-name="P50"/>
      <text:p text:style-name="P51">Перезагружаем службу:</text:p>
      <text:p text:style-name="P52">systemctl restart sshd</text:p>
      <text:p text:style-name="P53"/>
      <text:soft-page-break/>
      <text:p text:style-name="P54"><text:span text:style-name="T55">ДАЛЬШЕ ПЕРЕХОДИМ НА<text:s/></text:span><text:span text:style-name="T56">BR-SRV</text:span></text:p>
      <text:p text:style-name="P57">Конфигурация SSH Alt Linux</text:p>
      <text:p text:style-name="P58"><text:span text:style-name="T59">Затронутые строки в конфигурационном файле<text:s/></text:span><text:span text:style-name="T60">SSH</text:span><text:span text:style-name="T61"><text:s/></text:span><text:span text:style-name="T62">/etc/openssh/sshd_config</text:span><text:span text:style-name="T63"><text:s/>должны выглядеть следующим образом:</text:span></text:p>
      <text:p text:style-name="P64">Port 2024</text:p>
      <text:p text:style-name="P65">MaxAuthTries 2</text:p>
      <text:p text:style-name="P66">PubkeyAuthentication yes</text:p>
      <text:p text:style-name="P67">PasswordAuthentication yes</text:p>
      <text:p text:style-name="P68">Banner /etc/openssh/bannermotd</text:p>
      <text:p text:style-name="P69"><text:span text:style-name="T70">AllowUsers <text:s/>sshuser</text:span></text:p>
      <text:p text:style-name="P71"/>
      <text:p text:style-name="P72"/>
      <text:h text:style-name="Заголовок4" text:outline-level="4">Конфигурация Ansible</text:h>
      <text:p text:style-name="Обычныйвеб">Устанавливаем необходимые пакеты:</text:p>
      <text:p text:style-name="СтандартныйHTML"><text:span text:style-name="T73">apt-get install -y ansible sshpass</text:span></text:p>
      <text:p text:style-name="Обычный"/>
      <text:p text:style-name="Обычныйвеб">Редактируем указанные строки в<text:s/><text:span text:style-name="Строгий">конфигурационном файле<text:s/></text:span><text:span text:style-name="T74">/etc/ansible/ansible.cfg</text:span>:</text:p>
      <text:p text:style-name="СтандартныйHTML"><text:span text:style-name="T75">inventory = ./inventory.yml</text:span></text:p>
      <text:p text:style-name="СтандартныйHTML"><text:span text:style-name="T76">host_key_checking = False</text:span></text:p>
      <text:p text:style-name="Обычныйвеб"><text:span text:style-name="Строгий">inventory = ./inventory.yml</text:span><text:s/>- путь до инвентарного файла</text:p>
      <text:p text:style-name="Обычныйвеб"><text:span text:style-name="Строгий">host_key_checking = False</text:span><text:s/>- отключение проверки ключа хоста</text:p>
      <text:p text:style-name="Обычный">Экспортируем переменную отключение проверки ключа хоста:</text:p>
      <text:p text:style-name="P77"><text:span text:style-name="T78">export ANSIBLE_HOST_KEY_CHECKING=False</text:span></text:p>
      <text:p text:style-name="Обычныйвеб">Далее заполняем<text:s/><text:span text:style-name="Строгий">инвентарный файл<text:s/></text:span><text:span text:style-name="T79">/etc/ansible/inventory.yml</text:span>:</text:p>
      <text:p text:style-name="СтандартныйHTML"><text:span text:style-name="T80">all</text:span><text:span text:style-name="T81">:</text:span></text:p>
      <text:p text:style-name="СтандартныйHTML"><text:span text:style-name="T82"><text:s text:c="2"/></text:span><text:span text:style-name="T83">children</text:span><text:span text:style-name="T84">:</text:span></text:p>
      <text:p text:style-name="СтандартныйHTML"><text:span text:style-name="T85"><text:s text:c="4"/></text:span><text:span text:style-name="T86">Networking</text:span><text:span text:style-name="T87">:</text:span></text:p>
      <text:p text:style-name="СтандартныйHTML"><text:span text:style-name="T88"><text:s text:c="6"/></text:span><text:span text:style-name="T89">hosts</text:span><text:span text:style-name="T90">:</text:span></text:p>
      <text:p text:style-name="СтандартныйHTML"><text:span text:style-name="T91"><text:s text:c="8"/></text:span><text:span text:style-name="T92">hq-rtr</text:span><text:span text:style-name="T93">:</text:span></text:p>
      <text:p text:style-name="СтандартныйHTML"><text:span text:style-name="T94"><text:s text:c="8"/></text:span><text:span text:style-name="T95">br-rtr</text:span><text:span text:style-name="T96">:</text:span></text:p>
      <text:p text:style-name="СтандартныйHTML"><text:span text:style-name="T97"><text:s text:c="4"/></text:span><text:span text:style-name="T98">Servers</text:span><text:span text:style-name="T99">:</text:span></text:p>
      <text:p text:style-name="СтандартныйHTML"><text:span text:style-name="T100"><text:s text:c="6"/></text:span><text:span text:style-name="T101">hosts</text:span><text:span text:style-name="T102">:</text:span></text:p>
      <text:p text:style-name="СтандартныйHTML"><text:span text:style-name="T103"><text:s text:c="8"/></text:span><text:span text:style-name="T104">hq-srv</text:span><text:span text:style-name="T105">:</text:span></text:p>
      <text:p text:style-name="СтандартныйHTML"><text:span text:style-name="T106"><text:s text:c="10"/></text:span><text:span text:style-name="T107">ansible_host</text:span><text:span text:style-name="T108">:<text:s/></text:span><text:span text:style-name="T109">192.168.100.62</text:span></text:p>
      <text:p text:style-name="СтандартныйHTML"><text:span text:style-name="T110"><text:s text:c="10"/></text:span><text:span text:style-name="T111">ansible_port</text:span><text:span text:style-name="T112">:<text:s/></text:span><text:span text:style-name="T113">2024</text:span></text:p>
      <text:p text:style-name="СтандартныйHTML"><text:span text:style-name="T114"><text:s text:c="4"/></text:span><text:span text:style-name="T115">Clients</text:span><text:span text:style-name="T116">:</text:span></text:p>
      <text:p text:style-name="СтандартныйHTML"><text:span text:style-name="T117"><text:s text:c="6"/></text:span><text:span text:style-name="T118">hosts</text:span><text:span text:style-name="T119">:</text:span></text:p>
      <text:p text:style-name="СтандартныйHTML"><text:span text:style-name="T120"><text:s text:c="8"/></text:span><text:span text:style-name="T121">hq-cli</text:span><text:span text:style-name="T122">:</text:span></text:p>
      <text:p text:style-name="СтандартныйHTML"><text:span text:style-name="T123"><text:s text:c="10"/></text:span><text:span text:style-name="T124">ansible_host</text:span><text:span text:style-name="T125">:<text:s/></text:span><text:span text:style-name="T126">192.168.200.14</text:span></text:p>
      <text:p text:style-name="СтандартныйHTML"><text:span text:style-name="T127"><text:s text:c="10"/></text:span><text:span text:style-name="T128">ansible_port</text:span><text:span text:style-name="T129">:<text:s/></text:span><text:span text:style-name="T130">2024</text:span></text:p>
      <text:p text:style-name="P131"/>
      <text:soft-page-break/>
      <text:p text:style-name="Обычныйвеб">Создаем файлы с переменными для<text:s/><text:span text:style-name="Строгий">всех категорий</text:span><text:s/>и для категории<text:s/><text:span text:style-name="Строгий">Networking</text:span>:</text:p>
      <text:p text:style-name="СтандартныйHTML"><text:span text:style-name="T132">cd /etc/ansible</text:span></text:p>
      <text:p text:style-name="СтандартныйHTML"><text:span text:style-name="T133">mkdir group_vars</text:span></text:p>
      <text:p text:style-name="СтандартныйHTML"><text:span text:style-name="T134">touch group_vars/{all.yml,Networking.yml}</text:span></text:p>
      <text:p text:style-name="P135"/>
      <text:p text:style-name="Обычныйвеб">Редактируем их:</text:p>
      <text:p text:style-name="Обычныйвеб">all.yml<text:span text:style-name="T136">:</text:span></text:p>
      <text:p text:style-name="СтандартныйHTML"><text:span text:style-name="T137">ansible_ssh_user</text:span><text:span text:style-name="T138">:<text:s/></text:span><text:span text:style-name="T139">sshuser</text:span></text:p>
      <text:p text:style-name="СтандартныйHTML"><text:span text:style-name="T140">ansible_ssh_pass</text:span><text:span text:style-name="T141">:<text:s/></text:span><text:span text:style-name="T142">P@ssw0rd</text:span></text:p>
      <text:p text:style-name="СтандартныйHTML"><text:span text:style-name="T143">ansible_python_interpreter</text:span><text:span text:style-name="T144">:<text:s/></text:span><text:span text:style-name="T145">/usr/bin/python3</text:span></text:p>
      <text:p text:style-name="СтандартныйHTML"/>
      <text:p text:style-name="Обычныйвеб">Networking.yml</text:p>
      <text:p text:style-name="СтандартныйHTML"/>
      <text:p text:style-name="СтандартныйHTML"><text:span text:style-name="T146">ansible_connection</text:span><text:span text:style-name="T147">:<text:s/></text:span><text:span text:style-name="T148">network_cli</text:span></text:p>
      <text:p text:style-name="СтандартныйHTML"><text:span text:style-name="T149">ansible_network_os</text:span><text:span text:style-name="T150">:<text:s/></text:span><text:span text:style-name="T151">ios</text:span></text:p>
      <text:p text:style-name="Обычный"/>
      <text:p text:style-name="Обычныйвеб">Выполняем команду для<text:s/><text:span text:style-name="Строгий">ping</text:span>`а всех машин:</text:p>
      <text:p text:style-name="СтандартныйHTML"><text:span text:style-name="T152">ansible -m ping all</text:span></text:p>
      <text:p text:style-name="Обычныйвеб"><text:span text:style-name="Строгий">-m (--module-name)</text:span><text:s/>- параметр для указания модуля</text:p>
      <text:p text:style-name="Обычныйвеб"><text:span text:style-name="Строгий">ping</text:span><text:s/>- модуль</text:p>
      <text:p text:style-name="Обычныйвеб"><text:span text:style-name="Строгий">all</text:span><text:s/>- выполнить модуль для всех виртуальных машин, указанных в инвентарном файле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 fo:hyphenate="false"/>
    </style:style>
    <style:style style:name="Заголовок4" style:display-name="Заголовок 4" style:family="paragraph" style:parent-style-name="Обычный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pl-s" style:display-name="pl-s" style:family="text" style:parent-style-name="Основнойшрифтабзаца"/>
    <style:style style:name="pl-ent" style:display-name="pl-ent" style:family="text" style:parent-style-name="Основнойшрифтабзаца"/>
    <style:style style:name="pl-c1" style:display-name="pl-c1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F</meta:initial-creator>
    <dc:creator>Kirill</dc:creator>
    <meta:creation-date>2025-06-02T21:36:00Z</meta:creation-date>
    <dc:date>2025-06-02T21:36:00Z</dc:date>
    <meta:template xlink:href="Normal" xlink:type="simple"/>
    <meta:editing-cycles>2</meta:editing-cycles>
    <meta:editing-duration>PT0S</meta:editing-duration>
    <meta:document-statistic meta:page-count="3" meta:paragraph-count="5" meta:word-count="388" meta:character-count="2601" meta:row-count="18" meta:non-whitespace-character-count="2218"/>
  </office:meta>
</office:document-meta>
</file>